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Štěpáne,</text:p>
      <text:p text:style-name="Normal">ve svých rukou neseme kameny duše, které se v tichu svítání blýskají třpytkami společně prožitých okamžiků. Tvůj ochránce, archanděl Haniel, ti do života vdechuje radost, a já cítím, jak i ta moje se stává barevnější při každém tonu tvého smíchu. Stejně jako Borovice stojíš pevně zakotven v zemi, s něžnou duší Ryby plaveš v hlubinách emocí a přesto dokážeš udržet ten vepříský elán pro život, což mě opět a opět fascinuje.</text:p>
      <text:p text:style-name="Normal">V tento den lásky a srdcí si přeji, abychom i nadále sdíleli tu neviditelnou nit, která spojuje naše duše. Neboť naše spojení, posílené kameny duše a ochranou Haniela, je magickou symfonií světel a stínů, radostí a výzev. Ať je náš příběh nadále plný pohody, a naše kroky vedou vedle sebe v rytmu veselí, které rozjasňuje nejen naše dny, ale i okol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